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6" style:family="table">
      <style:table-properties style:width="13.936cm" fo:margin-left="0.751cm" fo:margin-top="0cm" fo:margin-bottom="0cm" table:align="left" style:writing-mode="lr-tb"/>
    </style:style>
    <style:style style:name="Tabela6.A" style:family="table-column">
      <style:table-column-properties style:column-width="2.748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.002cm"/>
    </style:style>
    <style:style style:name="Tabela6.E" style:family="table-column">
      <style:table-column-properties style:column-width="3.5cm"/>
    </style:style>
    <style:style style:name="Tabela6.G" style:family="table-column">
      <style:table-column-properties style:column-width="2.438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ela7" style:family="table">
      <style:table-properties style:width="13.936cm" fo:margin-left="0.751cm" fo:margin-top="0cm" fo:margin-bottom="0cm" table:align="left" style:writing-mode="lr-tb"/>
    </style:style>
    <style:style style:name="Tabela7.A" style:family="table-column">
      <style:table-column-properties style:column-width="2.748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.002cm"/>
    </style:style>
    <style:style style:name="Tabela7.E" style:family="table-column">
      <style:table-column-properties style:column-width="3.5cm"/>
    </style:style>
    <style:style style:name="Tabela7.G" style:family="table-column">
      <style:table-column-properties style:column-width="2.43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ela8" style:family="table">
      <style:table-properties style:width="13.936cm" fo:margin-left="0.751cm" fo:margin-top="0cm" fo:margin-bottom="0cm" table:align="left" style:writing-mode="lr-tb"/>
    </style:style>
    <style:style style:name="Tabela8.A" style:family="table-column">
      <style:table-column-properties style:column-width="2.748cm"/>
    </style:style>
    <style:style style:name="Tabela8.B" style:family="table-column">
      <style:table-column-properties style:column-width="0.75cm"/>
    </style:style>
    <style:style style:name="Tabela8.C" style:family="table-column">
      <style:table-column-properties style:column-width="3.002cm"/>
    </style:style>
    <style:style style:name="Tabela8.E" style:family="table-column">
      <style:table-column-properties style:column-width="3.5cm"/>
    </style:style>
    <style:style style:name="Tabela8.G" style:family="table-column">
      <style:table-column-properties style:column-width="2.438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ela9" style:family="table">
      <style:table-properties style:width="13.936cm" fo:margin-left="0.751cm" fo:margin-top="0cm" fo:margin-bottom="0cm" table:align="left" style:writing-mode="lr-tb"/>
    </style:style>
    <style:style style:name="Tabela9.A" style:family="table-column">
      <style:table-column-properties style:column-width="2.748cm"/>
    </style:style>
    <style:style style:name="Tabela9.B" style:family="table-column">
      <style:table-column-properties style:column-width="0.75cm"/>
    </style:style>
    <style:style style:name="Tabela9.C" style:family="table-column">
      <style:table-column-properties style:column-width="3.002cm"/>
    </style:style>
    <style:style style:name="Tabela9.E" style:family="table-column">
      <style:table-column-properties style:column-width="3.5cm"/>
    </style:style>
    <style:style style:name="Tabela9.G" style:family="table-column">
      <style:table-column-properties style:column-width="2.438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ela10" style:family="table">
      <style:table-properties style:width="13.936cm" fo:margin-left="0.751cm" fo:margin-top="0cm" fo:margin-bottom="0cm" table:align="left" style:writing-mode="lr-tb"/>
    </style:style>
    <style:style style:name="Tabela10.A" style:family="table-column">
      <style:table-column-properties style:column-width="2.748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.002cm"/>
    </style:style>
    <style:style style:name="Tabela10.E" style:family="table-column">
      <style:table-column-properties style:column-width="3.5cm"/>
    </style:style>
    <style:style style:name="Tabela10.G" style:family="table-column">
      <style:table-column-properties style:column-width="2.438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ela11" style:family="table">
      <style:table-properties style:width="13.936cm" fo:margin-left="0.751cm" fo:margin-top="0cm" fo:margin-bottom="0cm" table:align="left" style:writing-mode="lr-tb"/>
    </style:style>
    <style:style style:name="Tabela11.A" style:family="table-column">
      <style:table-column-properties style:column-width="2.748cm"/>
    </style:style>
    <style:style style:name="Tabela11.B" style:family="table-column">
      <style:table-column-properties style:column-width="0.75cm"/>
    </style:style>
    <style:style style:name="Tabela11.C" style:family="table-column">
      <style:table-column-properties style:column-width="3.002cm"/>
    </style:style>
    <style:style style:name="Tabela11.E" style:family="table-column">
      <style:table-column-properties style:column-width="3.5cm"/>
    </style:style>
    <style:style style:name="Tabela11.G" style:family="table-column">
      <style:table-column-properties style:column-width="2.438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ítulo_20_Capa_20_2">
      <style:paragraph-properties fo:margin-top="10.16cm" fo:margin-bottom="11.077cm" loext:contextual-spacing="false" fo:text-align="center" style:justify-single-word="false" fo:orphans="2" fo:widows="2"/>
    </style:style>
    <style:style style:name="P4" style:family="paragraph" style:parent-style-name="Capítulo">
      <style:paragraph-properties fo:margin-top="0cm" fo:margin-bottom="0.847cm" loext:contextual-spacing="false"/>
    </style:style>
    <style:style style:name="P5" style:family="paragraph" style:parent-style-name="Contents_20_2">
      <style:text-properties officeooo:paragraph-rsid="0000b957"/>
    </style:style>
    <style:style style:name="P6" style:family="paragraph" style:parent-style-name="Contents_20_3">
      <style:paragraph-properties>
        <style:tab-stops>
          <style:tab-stop style:position="2.032cm"/>
          <style:tab-stop style:position="15.926cm" style:type="right" style:leader-style="dotted" style:leader-text="."/>
        </style:tab-stops>
      </style:paragraph-properties>
      <style:text-properties officeooo:paragraph-rsid="0000b957"/>
    </style:style>
    <style:style style:name="P7" style:family="paragraph" style:parent-style-name="Contents_20_3">
      <style:text-properties officeooo:paragraph-rsid="0000b957"/>
    </style:style>
    <style:style style:name="P8" style:family="paragraph" style:parent-style-name="Texto_20_Normal">
      <style:text-properties officeooo:paragraph-rsid="0000b957"/>
    </style:style>
    <style:style style:name="P9" style:family="paragraph" style:parent-style-name="Texto_20_Normal">
      <style:paragraph-properties fo:margin-left="0.058cm" fo:margin-right="0cm" fo:margin-top="0.106cm" fo:margin-bottom="0.106cm" loext:contextual-spacing="false" fo:text-indent="0cm" style:auto-text-indent="false"/>
      <style:text-properties officeooo:paragraph-rsid="0000b957"/>
    </style:style>
    <style:style style:name="P10" style:family="paragraph" style:parent-style-name="Texto_20_Normal">
      <style:paragraph-properties fo:margin-left="0cm" fo:margin-right="0cm" fo:margin-top="0.106cm" fo:margin-bottom="0.106cm" loext:contextual-spacing="false" fo:text-indent="0cm" style:auto-text-indent="false"/>
      <style:text-properties officeooo:paragraph-rsid="0000b957"/>
    </style:style>
    <style:style style:name="P11" style:family="paragraph" style:parent-style-name="Título_20_-_20_Item">
      <style:paragraph-properties fo:margin-top="0.212cm" fo:margin-bottom="0cm" loext:contextual-spacing="false" fo:padding-left="0cm" fo:padding-right="0cm" fo:padding-top="0.141cm" fo:padding-bottom="0cm" fo:border-left="none" fo:border-right="none" fo:border-top="0.74pt solid #000000" fo:border-bottom="none"/>
      <style:text-properties officeooo:paragraph-rsid="0000b957"/>
    </style:style>
    <style:style style:name="P12" style:family="paragraph" style:parent-style-name="Item">
      <style:text-properties officeooo:paragraph-rsid="0000b957"/>
    </style:style>
    <style:style style:name="P13" style:family="paragraph" style:parent-style-name="Contents_20_1">
      <style:text-properties officeooo:paragraph-rsid="0000b957"/>
    </style:style>
    <style:style style:name="P14" style:family="paragraph" style:parent-style-name="Heading_20_3" style:list-style-name="WWNum1">
      <style:text-properties officeooo:paragraph-rsid="0000b957"/>
    </style:style>
    <style:style style:name="P15" style:family="paragraph" style:parent-style-name="Numerada" style:list-style-name="WWNum3">
      <style:paragraph-properties fo:margin-left="1.501cm" fo:margin-right="0cm" fo:text-indent="-0.508cm" style:auto-text-indent="false"/>
      <style:text-properties officeooo:paragraph-rsid="0000b957"/>
    </style:style>
    <style:style style:name="P16" style:family="paragraph" style:parent-style-name="Heading_20_1" style:list-style-name="WWNum1">
      <style:text-properties officeooo:paragraph-rsid="0000b957"/>
    </style:style>
    <style:style style:name="P17" style:family="paragraph" style:parent-style-name="Heading_20_1" style:list-style-name="WWNum1" style:master-page-name="Converted3">
      <style:paragraph-properties style:page-number="1"/>
      <style:text-properties officeooo:paragraph-rsid="0000b957"/>
    </style:style>
    <style:style style:name="P18" style:family="paragraph" style:parent-style-name="Requisito" style:list-style-name="L1">
      <style:paragraph-properties fo:margin-left="1.02cm" fo:margin-right="0cm" fo:text-indent="0cm" style:auto-text-indent="false"/>
      <style:text-properties officeooo:paragraph-rsid="0000b957"/>
    </style:style>
    <style:style style:name="P19" style:family="paragraph" style:parent-style-name="Cabeçalho_20_Capa_20_1" style:master-page-name="Standard">
      <style:paragraph-properties style:page-number="auto"/>
      <style:text-properties officeooo:paragraph-rsid="0000b957"/>
    </style:style>
    <style:style style:name="P20" style:family="paragraph" style:parent-style-name="Contents_20_3">
      <style:paragraph-properties fo:text-align="start" style:justify-single-word="false"/>
      <style:text-properties officeooo:paragraph-rsid="0000b957"/>
    </style:style>
    <style:style style:name="P21" style:family="paragraph" style:parent-style-name="Heading_20_2" style:list-style-name="WWNum1">
      <loext:graphic-properties draw:fill="solid" draw:fill-color="#cccccc"/>
      <style:paragraph-properties fo:background-color="#cccccc"/>
      <style:text-properties officeooo:paragraph-rsid="0000b957"/>
    </style:style>
    <style:style style:name="P22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00b957" style:font-name-asian="Wingdings1" style:font-name-complex="Wingdings1"/>
    </style:style>
    <style:style style:name="P23" style:family="paragraph" style:parent-style-name="Texto_20_Normal" style:master-page-name="Converted4">
      <style:paragraph-properties fo:margin-top="0cm" fo:margin-bottom="0cm" loext:contextual-spacing="false" fo:text-align="end" style:justify-single-word="false" style:page-number="1"/>
      <style:text-properties style:font-name="Arial1" fo:font-size="12pt" fo:font-weight="bold" officeooo:paragraph-rsid="0000b957" style:font-size-asian="12pt" style:font-weight-asian="bold" style:font-name-complex="Arial2"/>
    </style:style>
    <style:style style:name="P24" style:family="paragraph" style:parent-style-name="Texto_20_Normal" style:master-page-name="Converted5">
      <style:paragraph-properties fo:margin-top="0cm" fo:margin-bottom="0cm" loext:contextual-spacing="false" fo:text-align="end" style:justify-single-word="false" style:page-number="1"/>
      <style:text-properties style:font-name="Arial1" fo:font-size="12pt" fo:font-weight="bold" officeooo:paragraph-rsid="0000b957" style:font-size-asian="12pt" style:font-weight-asian="bold" style:font-name-complex="Arial2"/>
    </style:style>
    <style:style style:name="P25" style:family="paragraph" style:parent-style-name="Texto_20_Normal">
      <style:paragraph-properties fo:margin-left="0cm" fo:margin-right="0cm" fo:text-indent="0cm" style:auto-text-indent="false"/>
      <style:text-properties officeooo:paragraph-rsid="0000b957" style:font-name-asian="Arial2"/>
    </style:style>
    <style:style style:name="P26" style:family="paragraph" style:parent-style-name="Sumário_20_-_20_Capítulo" style:master-page-name="Converted1">
      <style:paragraph-properties style:page-number="1"/>
      <style:text-properties officeooo:paragraph-rsid="0000b957"/>
    </style:style>
    <style:style style:name="P27" style:family="paragraph" style:parent-style-name="Sumário_20_-_20_Capítulo" style:master-page-name="Converted2">
      <style:paragraph-properties fo:margin-left="0cm" fo:margin-right="-0.753cm" fo:text-indent="0cm" style:auto-text-indent="false" style:page-number="auto"/>
      <style:text-properties officeooo:paragraph-rsid="0000b957"/>
    </style:style>
    <style:style style:name="P28" style:family="paragraph" style:parent-style-name="Com_20_marcadores" style:list-style-name="WWNum2">
      <style:paragraph-properties fo:margin-left="1.752cm" fo:margin-right="0cm" fo:text-indent="0cm" style:auto-text-indent="false">
        <style:tab-stops>
          <style:tab-stop style:position="0.635cm"/>
        </style:tab-stops>
      </style:paragraph-properties>
      <style:text-properties officeooo:paragraph-rsid="0000b957"/>
    </style:style>
    <style:style style:name="P29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style:language-asian="en" style:country-asian="US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fo:language="pt" fo:country="BR" style:text-underline-style="none" style:language-asian="pt" style:country-asian="BR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bold" style:font-weight-asian="bold"/>
    </style:style>
    <style:style style:name="T7" style:family="text"/>
    <style:style style:name="fr1" style:family="graphic" style:parent-style-name="Frame">
      <style:graphic-properties style:run-through="foreground" style:wrap="run-through" style:number-wrapped-paragraphs="no-limit" style:vertical-pos="from-top" style:vertical-rel="page-content" style:horizontal-pos="from-left" style:horizontal-rel="page-content" draw:opacity="0%" fo:padding="0.002cm" fo:border="none" draw:textarea-vertical-align="top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ge" draw:opacity="0%" fo:padding-left="0.25cm" fo:padding-right="0.25cm" fo:padding-top="0.125cm" fo:padding-bottom="0.125cm" fo:border="none" draw:textarea-vertical-align="top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1cm" draw:visible-area-height="5.001cm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none" svg:stroke-width="0cm" draw:fill="solid" draw:fill-color="#ffffff" draw:opacity="0%" draw:textarea-vertical-align="top" draw:auto-grow-height="false" fo:min-height="1.057cm" fo:min-width="0.526cm" fo:padding-top="0.125cm" fo:padding-bottom="0.125cm" fo:padding-left="0.25cm" fo:padding-right="0.25cm" fo:wrap-option="wrap" fo:margin-left="0.318cm" fo:margin-right="0.318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draw:fill="solid" draw:fill-color="#ffffff" draw:opacity="0%" draw:textarea-vertical-align="top" draw:auto-grow-height="false" fo:min-height="25.654cm" fo:min-width="15.924cm" fo:padding-top="0.002cm" fo:padding-bottom="0.002cm" fo:padding-left="0.002cm" fo:padding-right="0.002cm" fo:wrap-option="wrap" fo:margin-left="0cm" fo:margin-right="0cm" fo:margin-top="0cm" fo:margin-bottom="0cm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custom-shape text:anchor-type="paragraph" draw:z-index="3" draw:name="Quadro1" draw:style-name="gr2" draw:text-style-name="P29" svg:width="15.927cm" svg:height="25.657cm" svg:x="0.053cm" svg:y="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Quadro1" text:anchor-type="paragraph" svg:x="0.053cm" svg:y="2cm" svg:width="15.928cm" svg:height="25.658cm" draw:z-index="4"><draw:text-box><text:p text:style-name="P3">Documento de Requisitos<text:line-break/>Sistema de Gerenciamento de Hospital</text:p><text:p text:style-name="Versão">Versão 1.0 - Maio de 2019</text:p></draw:text-box></draw:frame></text:p>
      <text:p text:style-name="P26">Ficha Técnica</text:p>
      <text:p text:style-name="P11">Equipe Responsável pela Elaboração</text:p>
      <text:p text:style-name="P12">Altieres Pereira<text:tab/>Desenvolvedor</text:p>
      <text:p text:style-name="P12">Angelo Savioti<text:tab/>Desenvolvedor</text:p>
      <text:p text:style-name="P27">Sumário</text:p>
      <text:p text:style-name="P13">Introdução<text:tab/>P<text:a xlink:type="simple" xlink:href="#__RefHeading___Toc490910515" text:style-name="ListLabel_20_6" text:visited-style-name="ListLabel_20_6"><text:span text:style-name="T2">2</text:span></text:a></text:p>
      <text:p text:style-name="P5">Convenções, termos e abreviações<text:tab/>P<text:a xlink:type="simple" xlink:href="#__RefHeading___Toc490910517" text:style-name="ListLabel_20_6" text:visited-style-name="ListLabel_20_6"><text:span text:style-name="T2">2</text:span></text:a></text:p>
      <text:p text:style-name="P6">1.Prioridades dos Requisitos<text:tab/>P<text:a xlink:type="simple" xlink:href="#__RefHeading___Toc490910519" text:style-name="ListLabel_20_6" text:visited-style-name="ListLabel_20_6"><text:span text:style-name="T2">2</text:span></text:a></text:p>
      <text:p text:style-name="P5">Referências<text:tab/>P<text:a xlink:type="simple" xlink:href="#__RefHeading___Toc490910520" text:style-name="ListLabel_20_6" text:visited-style-name="ListLabel_20_6"><text:span text:style-name="T2">2</text:span></text:a></text:p>
      <text:p text:style-name="P13">CAPÍTULO 1 - Descrição geral do sistema<text:tab/>C1 . P<text:a xlink:type="simple" xlink:href="#__RefHeading___Toc490910521" text:style-name="ListLabel_20_6" text:visited-style-name="ListLabel_20_6"><text:span text:style-name="T2">2</text:span></text:a></text:p>
      <text:p text:style-name="P5">Descrição dos usuários<text:tab/>C1 . P<text:a xlink:type="simple" xlink:href="#__RefHeading___Toc490910523" text:style-name="ListLabel_20_6" text:visited-style-name="ListLabel_20_6"><text:span text:style-name="T2">2</text:span></text:a></text:p>
      <text:p text:style-name="P6">1. Diretor do hospital<text:tab/>C1 . P<text:a xlink:type="simple" xlink:href="#__RefHeading___Toc490910524" text:style-name="ListLabel_20_6" text:visited-style-name="ListLabel_20_6"><text:span text:style-name="T2">2</text:span></text:a></text:p>
      <text:p text:style-name="P6">2. Funcionário<text:tab/>C1 . P<text:a xlink:type="simple" xlink:href="#__RefHeading___Toc490910525" text:style-name="ListLabel_20_6" text:visited-style-name="ListLabel_20_6"><text:span text:style-name="T2">2</text:span></text:a></text:p>
      <text:p text:style-name="P13">CAPÍTULO 2 - Requisitos funcionais<text:tab/>C2 . P<text:a xlink:type="simple" xlink:href="#__RefHeading___Toc490910527" text:style-name="ListLabel_20_6" text:visited-style-name="ListLabel_20_6"><text:span text:style-name="T2">2</text:span></text:a></text:p>
      <text:p text:style-name="P7">[RF001] Cadastro de funcionários<text:tab/><text:a xlink:type="simple" xlink:href="#Marcador_1" text:style-name="Internet_20_link" text:visited-style-name="Visited_20_Internet_20_Link"><text:span text:style-name="Visited_20_Internet_20_Link"><text:span text:style-name="T3">C2 . P2</text:span></text:span></text:a></text:p>
      <text:p text:style-name="P7">[RF002] Cadastro de pacientes<text:tab/><text:a xlink:type="simple" xlink:href="#Marcador_2" text:style-name="Internet_20_link" text:visited-style-name="Visited_20_Internet_20_Link"><text:span text:style-name="Visited_20_Internet_20_Link"><text:span text:style-name="T3">C2 . P2</text:span></text:span></text:a></text:p>
      <text:p text:style-name="P20"><text:span text:style-name="T2">[RF003] Agendamento de consultas<text:tab/></text:span><text:a xlink:type="simple" xlink:href="#Marcador_3" text:style-name="Internet_20_link" text:visited-style-name="Visited_20_Internet_20_Link"><text:span text:style-name="Visited_20_Internet_20_Link"><text:span text:style-name="T4">C2 . P2</text:span></text:span></text:a></text:p>
      <text:p text:style-name="P7"><text:span text:style-name="T2">[RF004] Lançar dados de diagnóstico<text:tab/></text:span><text:a xlink:type="simple" xlink:href="#Marcador_4" text:style-name="Internet_20_link" text:visited-style-name="Visited_20_Internet_20_Link"><text:span text:style-name="Visited_20_Internet_20_Link"><text:span text:style-name="T4">C2 . P2</text:span></text:span></text:a></text:p>
      <text:p text:style-name="P7"><text:span text:style-name="T2">[RF005] Gerar relatório de consultas<text:tab/></text:span><text:a xlink:type="simple" xlink:href="#Marcador_5" text:style-name="Internet_20_link" text:visited-style-name="Visited_20_Internet_20_Link"><text:span text:style-name="Visited_20_Internet_20_Link"><text:span text:style-name="T4">C2 . P2</text:span></text:span></text:a></text:p>
      <text:p text:style-name="P7"><text:span text:style-name="T2">[RF006] Gerar relatório de diagnóstico<text:tab/></text:span><text:a xlink:type="simple" xlink:href="#Marcador_6" text:style-name="Internet_20_link" text:visited-style-name="Visited_20_Internet_20_Link"><text:span text:style-name="Visited_20_Internet_20_Link"><text:span text:style-name="T4">C2 . P2</text:span></text:span></text:a></text:p>
      <text:list xml:id="list2075152105" text:style-name="WWNum1">
        <text:list-item>
          <text:h text:style-name="P17" text:outline-level="1"><text:bookmark-start text:name="__RefHeading___Toc490910515"/>Introdução<text:bookmark-end text:name="__RefHeading___Toc490910515"/></text:h>
        </text:list-item>
      </text:list>
      <text:p text:style-name="P8">Este documento especifica o Sistema de Gerenciamento de Hospital, fornecendo aos desenvolvedores as informações necessárias para o projeto e implementação, assim como para a realização dos testes e homologação do sistema.</text:p>
      <text:list xml:id="list142003077599930" text:continue-numbering="true" text:style-name="WWNum1">
        <text:list-item>
          <text:list>
            <text:list-item>
              <text:h text:style-name="P21" text:outline-level="2"><text:bookmark-start text:name="__RefHeading___Toc490910517"/>Convenções, termos e abreviações<text:bookmark-end text:name="__RefHeading___Toc490910517"/></text:h>
            </text:list-item>
          </text:list>
        </text:list-item>
      </text:list>
      <text:p text:style-name="P8">A correta interpretação deste documento exige o conhecimento de algumas convenções e termos específicos, que são descritos a seguir.</text:p>
      <text:list xml:id="list142001467386030" text:continue-numbering="true" text:style-name="WWNum1">
        <text:list-item>
          <text:list>
            <text:list-item>
              <text:list>
                <text:list-item>
                  <text:h text:style-name="P14" text:outline-level="3"><text:bookmark-start text:name="__RefHeading___Toc490910519"/>Prioridades dos Requisitos<text:bookmark-end text:name="__RefHeading___Toc490910519"/></text:h>
                </text:list-item>
              </text:list>
            </text:list-item>
          </text:list>
        </text:list-item>
      </text:list>
      <text:p text:style-name="P8">Para estabelecer a prioridade dos requisitos foram adotadas as denominações “essencial”, “importante” e “desejável”. </text:p>
      <text:list xml:id="list13189031" text:style-name="WWNum2">
        <text:list-item>
          <text:p text:style-name="P28">Essencial <text:span text:style-name="T5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28">Importante <text:span text:style-name="T5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28">Desejável<text:span text:style-name="T5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list xml:id="list142002477199916" text:continue-list="list142001467386030" text:style-name="WWNum1">
        <text:list-item>
          <text:list>
            <text:list-item>
              <text:h text:style-name="P21" text:outline-level="2"><text:bookmark-start text:name="_Ref471394537"/><text:bookmark-start text:name="__RefHeading___Toc490910520"/>Referências<text:bookmark-end text:name="_Ref471394537"/><text:bookmark-end text:name="__RefHeading___Toc490910520"/></text:h>
            </text:list-item>
          </text:list>
        </text:list-item>
      </text:list>
      <text:list xml:id="list3922868280" text:style-name="WWNum3">
        <text:list-item>
          <text:p text:style-name="P15">Guia para Documento de Requisitos; UFU, Facom; <text:a xlink:type="simple" xlink:href="http://www.facom.ufu.br/" text:style-name="ListLabel_20_10" text:visited-style-name="ListLabel_20_10"><text:span text:style-name="Internet_20_link">http://www.facom.ufu.br</text:span></text:a>;</text:p>
        </text:list-item>
      </text:list>
      <text:p text:style-name="P23"><draw:custom-shape text:anchor-type="paragraph" draw:z-index="0" draw:name="Quadro2" draw:style-name="gr1" draw:text-style-name="P29" svg:width="1.026cm" svg:height="1.306cm" svg:x="17.528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Quadro2" text:anchor-type="paragraph" svg:x="17.528cm" svg:y="0.002cm" svg:width="1.027cm" svg:height="1.307cm" draw:z-index="5"><draw:text-box><text:p text:style-name="P4"><draw:frame draw:style-name="fr3" draw:name="1" text:anchor-type="as-char" svg:width="1.025cm" svg:height="1.305cm" draw:z-index="6"><draw:object-ole xlink:href="./Object 1" xlink:type="simple" xlink:show="embed" xlink:actuate="onLoad"/><draw:image xlink:href="./ObjectReplacements/Object 1" xlink:type="simple" xlink:show="embed" xlink:actuate="onLoad"/><svg:desc>Objeto OLE</svg:desc></draw:frame></text:p></draw:text-box></draw:frame>Capítulo</text:p>
      <text:list xml:id="list142003002754867" text:continue-list="list142002477199916" text:style-name="WWNum1">
        <text:list-item>
          <text:h text:style-name="P16" text:outline-level="1"><text:bookmark-start text:name="__RefHeading___Toc490910521"/>Descrição geral do sistema<text:bookmark-end text:name="__RefHeading___Toc490910521"/></text:h>
        </text:list-item>
      </text:list>
      <text:p text:style-name="P8">O sistema possibilitará ao usuário realizar o cadastro de funcionários do hospital em geral e dos pacientes, além disso, possibilitará também o agendamento de consultas e a geração de relatórios.</text:p>
      <text:list xml:id="list142002214458817" text:continue-numbering="true" text:style-name="WWNum1">
        <text:list-item>
          <text:list>
            <text:list-item>
              <text:h text:style-name="P21" text:outline-level="2"><text:bookmark-start text:name="__RefHeading___Toc490910523"/>Descrição dos usuários<text:bookmark-start text:name="_Ref471361536"/><text:bookmark-end text:name="__RefHeading___Toc490910523"/></text:h>
              <text:list>
                <text:list-item>
                  <text:h text:style-name="P14" text:outline-level="3"><text:bookmark-start text:name="__RefHeading___Toc490910524"/>Diretor do hospital<text:bookmark-end text:name="__RefHeading___Toc490910524"/></text:h>
                </text:list-item>
              </text:list>
            </text:list-item>
          </text:list>
        </text:list-item>
      </text:list>
      <text:p text:style-name="P8">Usuário que terá acesso a tudo que acontece no sistema, inclusive dados de todos os funcionários e pacientes.</text:p>
      <text:list xml:id="list142002901803429" text:continue-numbering="true" text:style-name="WWNum1">
        <text:list-item>
          <text:list>
            <text:list-item>
              <text:list>
                <text:list-item>
                  <text:h text:style-name="P14" text:outline-level="3"><text:bookmark-start text:name="__RefHeading___Toc490910525"/>Funcionário<text:bookmark-end text:name="__RefHeading___Toc490910525"/></text:h>
                </text:list-item>
              </text:list>
            </text:list-item>
          </text:list>
        </text:list-item>
      </text:list>
      <text:p text:style-name="P8">Usuário que terá acesso aos dados relacionados aos pacientes e a ele mesmo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><draw:custom-shape text:anchor-type="paragraph" draw:z-index="1" draw:name="Quadro3" draw:style-name="gr1" draw:text-style-name="P29" svg:width="1.026cm" svg:height="1.306cm" svg:x="17.528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Quadro3" text:anchor-type="paragraph" svg:x="17.528cm" svg:y="0.002cm" svg:width="1.027cm" svg:height="1.307cm" draw:z-index="7"><draw:text-box><text:p text:style-name="P4"><draw:frame draw:style-name="fr3" draw:name="Objeto1" text:anchor-type="as-char" svg:width="1.025cm" svg:height="1.305cm" draw:z-index="8"><draw:object-ole xlink:href="./Object 2" xlink:type="simple" xlink:show="embed" xlink:actuate="onLoad"/><draw:image xlink:href="./ObjectReplacements/Object 2" xlink:type="simple" xlink:show="embed" xlink:actuate="onLoad"/><svg:desc>Objeto OLE</svg:desc></draw:frame></text:p></draw:text-box></draw:frame>Capítulo</text:p>
      <text:list xml:id="list142002955674845" text:continue-numbering="true" text:style-name="WWNum1">
        <text:list-item>
          <text:h text:style-name="P16" text:outline-level="1"><text:bookmark-start text:name="__RefHeading___Toc490910527"/>Requisitos funcionais<text:bookmark-end text:name="__RefHeading___Toc490910527"/><text:bookmark-end text:name="_Ref471361536"/></text:h>
        </text:list-item>
      </text:list>
      <text:list xml:id="list1930551536" text:style-name="L1">
        <text:list-item>
          <text:p text:style-name="P18">[RF001] Cadastro de funcion<text:bookmark text:name="Marcador_1"/>ários</text:p>
        </text:list-item>
      </text:list>
      <text:p text:style-name="P8">O Software deve permitir cadastro de funcionários.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9"><text:span text:style-name="T6">Prioridade</text:span>:</text:p>
          </table:table-cell>
          <table:table-cell table:style-name="Tabela6.A1" office:value-type="string">
            <text:p text:style-name="P22">x</text:p>
          </table:table-cell>
          <table:table-cell table:style-name="Tabela6.A1" office:value-type="string">
            <text:p text:style-name="P10">Essencial</text:p>
          </table:table-cell>
          <table:table-cell table:style-name="Tabela6.A1" office:value-type="string">
            <text:p text:style-name="P22"></text:p>
          </table:table-cell>
          <table:table-cell table:style-name="Tabela6.A1" office:value-type="string">
            <text:p text:style-name="P10">Importante</text:p>
          </table:table-cell>
          <table:table-cell table:style-name="Tabela6.A1" office:value-type="string">
            <text:p text:style-name="P22"></text:p>
          </table:table-cell>
          <table:table-cell table:style-name="Tabela6.A1" office:value-type="string">
            <text:p text:style-name="P10">Desejável</text:p>
          </table:table-cell>
        </table:table-row>
      </table:table>
      <text:list xml:id="list142001440430006" text:continue-numbering="true" text:style-name="L1">
        <text:list-item>
          <text:p text:style-name="P18">[RF002] Cadastro de pacientes<text:bookmark text:name="Marcador_2"/></text:p>
        </text:list-item>
      </text:list>
      <text:p text:style-name="P8">O Software deve permitir cadastro de pacientes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9"><text:span text:style-name="T6">Prioridade</text:span>:</text:p>
          </table:table-cell>
          <table:table-cell table:style-name="Tabela7.A1" office:value-type="string">
            <text:p text:style-name="P22">x</text:p>
          </table:table-cell>
          <table:table-cell table:style-name="Tabela7.A1" office:value-type="string">
            <text:p text:style-name="P10">Essencial</text:p>
          </table:table-cell>
          <table:table-cell table:style-name="Tabela7.A1" office:value-type="string">
            <text:p text:style-name="P22"></text:p>
          </table:table-cell>
          <table:table-cell table:style-name="Tabela7.A1" office:value-type="string">
            <text:p text:style-name="P10">Importante</text:p>
          </table:table-cell>
          <table:table-cell table:style-name="Tabela7.A1" office:value-type="string">
            <text:p text:style-name="P22"></text:p>
          </table:table-cell>
          <table:table-cell table:style-name="Tabela7.A1" office:value-type="string">
            <text:p text:style-name="P10">Desejável</text:p>
          </table:table-cell>
        </table:table-row>
      </table:table>
      <text:list xml:id="list142002684063596" text:continue-numbering="true" text:style-name="L1">
        <text:list-item>
          <text:p text:style-name="P18">[RF003] Agendamento de consulta<text:bookmark text:name="Marcador_3"/>s</text:p>
        </text:list-item>
      </text:list>
      <text:p text:style-name="P8">O Software deve permitir o agendamento de consultas.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column table:style-name="Tabela8.B"/>
        <table:table-column table:style-name="Tabela8.G"/>
        <table:table-row table:style-name="Tabela8.1">
          <table:table-cell table:style-name="Tabela8.A1" office:value-type="string">
            <text:p text:style-name="P9"><text:span text:style-name="T6">Prioridade</text:span>:</text:p>
          </table:table-cell>
          <table:table-cell table:style-name="Tabela8.A1" office:value-type="string">
            <text:p text:style-name="P22">x</text:p>
          </table:table-cell>
          <table:table-cell table:style-name="Tabela8.A1" office:value-type="string">
            <text:p text:style-name="P10">Essencial</text:p>
          </table:table-cell>
          <table:table-cell table:style-name="Tabela8.A1" office:value-type="string">
            <text:p text:style-name="P22"></text:p>
          </table:table-cell>
          <table:table-cell table:style-name="Tabela8.A1" office:value-type="string">
            <text:p text:style-name="P10">Importante</text:p>
          </table:table-cell>
          <table:table-cell table:style-name="Tabela8.A1" office:value-type="string">
            <text:p text:style-name="P22"></text:p>
          </table:table-cell>
          <table:table-cell table:style-name="Tabela8.A1" office:value-type="string">
            <text:p text:style-name="P10">Desejável</text:p>
          </table:table-cell>
        </table:table-row>
      </table:table>
      <text:list xml:id="list142003070258803" text:continue-numbering="true" text:style-name="L1">
        <text:list-item>
          <text:p text:style-name="P18">[RF004] Lançar dados de d<text:bookmark text:name="Marcador_4"/>iagnóstico</text:p>
        </text:list-item>
      </text:list>
      <text:p text:style-name="P8">O Software deve permitir que o funcionário entre com os dados do diagnóstico.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E"/>
        <table:table-column table:style-name="Tabela9.B"/>
        <table:table-column table:style-name="Tabela9.G"/>
        <table:table-row table:style-name="Tabela9.1">
          <table:table-cell table:style-name="Tabela9.A1" office:value-type="string">
            <text:p text:style-name="P9"><text:span text:style-name="T6">Prioridade</text:span>:</text:p>
          </table:table-cell>
          <table:table-cell table:style-name="Tabela9.A1" office:value-type="string">
            <text:p text:style-name="P22"> </text:p>
          </table:table-cell>
          <table:table-cell table:style-name="Tabela9.A1" office:value-type="string">
            <text:p text:style-name="P10">Essencial</text:p>
          </table:table-cell>
          <table:table-cell table:style-name="Tabela9.A1" office:value-type="string">
            <text:p text:style-name="P22"></text:p>
          </table:table-cell>
          <table:table-cell table:style-name="Tabela9.A1" office:value-type="string">
            <text:p text:style-name="P10">Importante</text:p>
          </table:table-cell>
          <table:table-cell table:style-name="Tabela9.A1" office:value-type="string">
            <text:p text:style-name="P22">x</text:p>
          </table:table-cell>
          <table:table-cell table:style-name="Tabela9.A1" office:value-type="string">
            <text:p text:style-name="P10">Desejável</text:p>
          </table:table-cell>
        </table:table-row>
      </table:table>
      <text:list xml:id="list142003077987256" text:continue-numbering="true" text:style-name="L1">
        <text:list-item>
          <text:p text:style-name="P18"><text:bookmark-start text:name="Marcador_5"/>[RF005] Gerar relatório de consultas<text:bookmark-end text:name="Marcador_5"/></text:p>
        </text:list-item>
      </text:list>
      <text:p text:style-name="P8">O Software deve permitir que o funcionário gere relatório das consultas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9"><text:span text:style-name="T6">Prioridade</text:span>:</text:p>
          </table:table-cell>
          <table:table-cell table:style-name="Tabela10.A1" office:value-type="string">
            <text:p text:style-name="P22"> </text:p>
          </table:table-cell>
          <table:table-cell table:style-name="Tabela10.A1" office:value-type="string">
            <text:p text:style-name="P10">Essencial</text:p>
          </table:table-cell>
          <table:table-cell table:style-name="Tabela10.A1" office:value-type="string">
            <text:p text:style-name="P22">x</text:p>
          </table:table-cell>
          <table:table-cell table:style-name="Tabela10.A1" office:value-type="string">
            <text:p text:style-name="P10">Importante</text:p>
          </table:table-cell>
          <table:table-cell table:style-name="Tabela10.A1" office:value-type="string">
            <text:p text:style-name="P22"></text:p>
          </table:table-cell>
          <table:table-cell table:style-name="Tabela10.A1" office:value-type="string">
            <text:p text:style-name="P10">Desejável</text:p>
          </table:table-cell>
        </table:table-row>
      </table:table>
      <text:list xml:id="list142002176145731" text:continue-numbering="true" text:style-name="L1">
        <text:list-item>
          <text:p text:style-name="P18"><text:bookmark-start text:name="Marcador_6"/>[RF006] Gerar relatório de diagnóstico<text:bookmark-end text:name="Marcador_6"/></text:p>
        </text:list-item>
      </text:list>
      <text:p text:style-name="P8">O Software deve permitir que o funcionário gere relatório das consultas.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B"/>
        <table:table-column table:style-name="Tabela11.E"/>
        <table:table-column table:style-name="Tabela11.B"/>
        <table:table-column table:style-name="Tabela11.G"/>
        <table:table-row table:style-name="Tabela11.1">
          <table:table-cell table:style-name="Tabela11.A1" office:value-type="string">
            <text:p text:style-name="P9"><text:span text:style-name="T6">Prioridade</text:span>:</text:p>
          </table:table-cell>
          <table:table-cell table:style-name="Tabela11.A1" office:value-type="string">
            <text:p text:style-name="P22"> </text:p>
          </table:table-cell>
          <table:table-cell table:style-name="Tabela11.A1" office:value-type="string">
            <text:p text:style-name="P10">Essencial</text:p>
          </table:table-cell>
          <table:table-cell table:style-name="Tabela11.A1" office:value-type="string">
            <text:p text:style-name="P22"></text:p>
          </table:table-cell>
          <table:table-cell table:style-name="Tabela11.A1" office:value-type="string">
            <text:p text:style-name="P10">Importante</text:p>
          </table:table-cell>
          <table:table-cell table:style-name="Tabela11.A1" office:value-type="string">
            <text:p text:style-name="P22">x</text:p>
          </table:table-cell>
          <table:table-cell table:style-name="Tabela11.A1" office:value-type="string">
            <text:p text:style-name="P10">Desejável</text:p>
          </table:table-cell>
        </table:table-row>
      </table:table>
      <text:p text:style-name="P25"><draw:custom-shape text:anchor-type="paragraph" draw:z-index="2" draw:name="Quadro4" draw:style-name="gr1" draw:text-style-name="P29" svg:width="1.026cm" svg:height="1.306cm" svg:x="17.528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exto_20_Normal" style:display-name="Texto Normal" style:family="paragraph" style:default-outline-level="">
      <style:paragraph-properties fo:margin-left="1.02cm" fo:margin-right="0cm" fo:margin-top="0.106cm" fo:margin-bottom="0.106cm" loext:contextual-spacing="false" fo:text-align="justify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beçalho_20_Capa_20_1" style:display-name="Cabeçalho Capa 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1" fo:font-family="Arial" style:font-family-generic="roman" style:font-pitch="variable" fo:font-size="10pt" fo:language="pt" fo:country="BR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Sumário_20_-_20_Capítulo" style:display-name="Sumário - Capítulo" style:family="paragraph" style:default-outline-level="">
      <style:paragraph-properties fo:margin-top="0cm" fo:margin-bottom="0.847cm" loext:contextual-spacing="false" fo:text-align="end" style:justify-single-word="false" fo:orphans="2" fo:widows="2" style:writing-mode="lr-tb"/>
      <style:text-properties style:use-window-font-color="true" style:font-name="Arial1" fo:font-family="Arial" style:font-family-generic="roman" style:font-pitch="variable" fo:font-size="20pt" fo:language="pt" fo:country="BR" fo:font-weight="bold" style:font-name-asian="Times New Roman1" style:font-family-asian="'Times New Roman'" style:font-family-generic-asian="system" style:font-pitch-asian="variable" style:font-size-asian="2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8pt" style:font-size-asian="8pt" style:font-name-complex="Arial2" style:font-family-complex="Arial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8pt" style:font-size-asian="8pt" style:font-name-complex="Arial2" style:font-family-complex="Arial" style:font-family-generic-complex="system" style:font-pitch-complex="variable"/>
    </style:style>
    <style:style style:name="Título_20_-_20_Item" style:display-name="Título - Item" style:family="paragraph" style:next-style-name="Texto_20_Normal" style:default-outline-level="">
      <style:paragraph-properties fo:margin-top="0.106cm" fo:margin-bottom="0cm" loext:contextual-spacing="false" fo:text-align="start" style:justify-single-word="false" fo:orphans="2" fo:widows="2" style:writing-mode="lr-tb"/>
      <style:text-properties style:use-window-font-color="true" style:font-name="Arial1" fo:font-family="Arial" style:font-family-generic="roman" style:font-pitch="variable" fo:font-size="10pt" fo:language="pt" fo:country="BR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Item" style:family="paragraph" style:default-outline-level="">
      <style:paragraph-properties fo:margin-left="1.016cm" fo:margin-right="0cm" fo:text-align="start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635cm" fo:margin-bottom="0cm" loext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1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1.016cm" fo:margin-right="0cm" fo:margin-top="0.423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1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2.032cm" fo:margin-right="0cm" fo:margin-top="0.106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1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loext:contextual-spacing="false" fo:text-align="end" style:justify-single-word="false" fo:keep-with-next="always"/>
      <style:text-properties style:font-name="Arial1" fo:font-family="Arial" style:font-family-generic="roman" style:font-pitch="variable" fo:font-size="20pt" fo:font-weight="bold" style:letter-kerning="true" style:font-size-asian="20pt" style:font-weight-asian="bold" style:font-name-complex="Arial2" style:font-family-complex="Arial" style:font-family-generic-complex="system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loext:contextual-spacing="false" fo:text-align="start" style:justify-single-word="false" fo:orphans="2" fo:widows="2" fo:background-color="#cccccc" fo:keep-with-next="always" style:writing-mode="lr-tb"/>
      <style:text-properties style:use-window-font-color="true" style:font-name="Arial1" fo:font-family="Arial" style:font-family-generic="roman" style:font-pitch="variable" fo:font-size="14pt" fo:language="pt" fo:country="BR" fo:font-weight="bold" style:font-name-asian="Times New Roman1" style:font-family-asian="'Times New Roman'" style:font-family-generic-asian="system" style:font-pitch-asian="variable" style:font-size-asian="14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default-outline-level="">
      <style:paragraph-properties fo:margin-left="1.752cm" fo:margin-right="0cm" fo:margin-top="0.106cm" fo:margin-bottom="0.106cm" loext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loext:contextual-spacing="false" fo:text-align="start" style:justify-single-word="false" fo:orphans="2" fo:widows="2" fo:keep-with-next="always" style:writing-mode="lr-tb"/>
      <style:text-properties style:use-window-font-color="true" style:font-name="Arial1" fo:font-family="Arial" style:font-family-generic="roman" style:font-pitch="variable" fo:font-size="12pt" fo:language="pt" fo:country="BR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Numerada" style:family="paragraph" style:next-style-name="Texto_20_Normal" style:default-outline-level="">
      <style:paragraph-properties fo:margin-left="1.501cm" fo:margin-right="0cm" fo:margin-top="0.423cm" fo:margin-bottom="0.212cm" loext:contextual-spacing="false" fo:text-align="start" style:justify-single-word="false" fo:orphans="2" fo:widows="2" fo:text-indent="-0.508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indent="0cm" style:auto-text-indent="false"/>
    </style:style>
    <style:style style:name="Título_20_Capa_20_2" style:display-name="Título Capa 2" style:family="paragraph" style:default-outline-level="">
      <style:paragraph-properties fo:margin-top="10.16cm" fo:margin-bottom="11.077cm" loext:contextual-spacing="false" fo:text-align="center" style:justify-single-word="false" fo:orphans="2" fo:widows="2" style:writing-mode="lr-tb"/>
      <style:text-properties fo:color="#0000ff" style:font-name="Arial1" fo:font-family="Arial" style:font-family-generic="roman" style:font-pitch="variable" fo:font-size="28pt" fo:language="pt" fo:country="BR" fo:font-weight="bold" style:font-name-asian="Times New Roman1" style:font-family-asian="'Times New Roman'" style:font-family-generic-asian="system" style:font-pitch-asian="variable" style:font-size-asian="28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Versão" style:family="paragraph" style:default-outline-level="">
      <style:paragraph-properties fo:text-align="center" style:justify-single-word="false" fo:orphans="2" fo:widows="2" style:writing-mode="lr-tb"/>
      <style:text-properties style:use-window-font-color="true" style:font-name="Arial1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Capítulo" style:family="paragraph" style:next-style-name="Texto_20_Normal" style:default-outline-level="">
      <style:paragraph-properties fo:margin-top="0cm" fo:margin-bottom="0.847cm" loext:contextual-spacing="false" fo:text-align="end" style:justify-single-word="false" fo:orphans="2" fo:widows="2" fo:keep-with-next="always" style:writing-mode="lr-tb"/>
      <style:text-properties style:use-window-font-color="true" style:font-name="Arial1" fo:font-family="Arial" style:font-family-generic="roman" style:font-pitch="variable" fo:font-size="20pt" fo:language="pt" fo:country="BR" fo:font-weight="bold" style:font-name-asian="Times New Roman1" style:font-family-asian="'Times New Roman'" style:font-family-generic-asian="system" style:font-pitch-asian="variable" style:font-size-asian="2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" style:display-name="ListLabel 6" style:family="text">
      <style:text-properties fo:language="pt" fo:country="BR" style:language-asian="pt" style:country-asian="B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fo:color="#000000" style:text-underline-style="none"/>
    </style:style>
    <style:style style:name="ListLabel_20_8" style:display-name="ListLabel 8" style:family="text">
      <style:text-properties fo:color="#000000" fo:language="pt" fo:country="BR" style:text-underline-style="none" style:language-asian="pt" style:country-asian="BR"/>
    </style:style>
    <style:style style:name="ListLabel_20_9" style:display-name="ListLabel 9" style:family="text">
      <style:text-properties fo:language="en" fo:country="US" style:language-asian="pt" style:country-asian="B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379cm" fo:margin-left="-0.191cm" fo:margin-top="0cm" fo:margin-bottom="0cm" table:align="left" style:writing-mode="lr-tb"/>
    </style:style>
    <style:style style:name="Tabela1.A" style:family="table-column">
      <style:table-column-properties style:column-width="11.442cm"/>
    </style:style>
    <style:style style:name="Tabela1.B" style:family="table-column">
      <style:table-column-properties style:column-width="4.937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ela2" style:family="table">
      <style:table-properties style:width="16.302cm" fo:margin-left="-0.191cm" fo:margin-top="0cm" fo:margin-bottom="0cm" table:align="left" style:writing-mode="lr-tb"/>
    </style:style>
    <style:style style:name="Tabela2.A" style:family="table-column">
      <style:table-column-properties style:column-width="8.15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3" style:family="table">
      <style:table-properties style:width="16.379cm" fo:margin-left="-0.191cm" fo:margin-top="0cm" fo:margin-bottom="0cm" table:align="left" style:writing-mode="lr-tb"/>
    </style:style>
    <style:style style:name="Tabela3.A" style:family="table-column">
      <style:table-column-properties style:column-width="11.442cm"/>
    </style:style>
    <style:style style:name="Tabela3.B" style:family="table-column">
      <style:table-column-properties style:column-width="4.937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ela4" style:family="table">
      <style:table-properties style:width="16.302cm" fo:margin-left="-0.191cm" fo:margin-top="0cm" fo:margin-bottom="0cm" table:align="left" style:writing-mode="lr-tb"/>
    </style:style>
    <style:style style:name="Tabela4.A" style:family="table-column">
      <style:table-column-properties style:column-width="8.151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5" style:family="table">
      <style:table-properties style:width="16.379cm" fo:margin-left="-0.191cm" fo:margin-top="0cm" fo:margin-bottom="0cm" table:align="left" style:writing-mode="lr-tb"/>
    </style:style>
    <style:style style:name="Tabela5.A" style:family="table-column">
      <style:table-column-properties style:column-width="11.442cm"/>
    </style:style>
    <style:style style:name="Tabela5.B" style:family="table-column">
      <style:table-column-properties style:column-width="4.937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ela12" style:family="table">
      <style:table-properties style:width="16.302cm" fo:margin-left="-0.191cm" fo:margin-top="0cm" fo:margin-bottom="0cm" table:align="left" style:writing-mode="lr-tb"/>
    </style:style>
    <style:style style:name="Tabela12.A" style:family="table-column">
      <style:table-column-properties style:column-width="8.151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3" style:family="table">
      <style:table-properties style:width="16.379cm" fo:margin-left="-0.191cm" fo:margin-top="0cm" fo:margin-bottom="0cm" table:align="left" style:writing-mode="lr-tb"/>
    </style:style>
    <style:style style:name="Tabela13.A" style:family="table-column">
      <style:table-column-properties style:column-width="11.442cm"/>
    </style:style>
    <style:style style:name="Tabela13.B" style:family="table-column">
      <style:table-column-properties style:column-width="4.937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ela17" style:family="table">
      <style:table-properties style:width="16.302cm" fo:margin-left="-0.191cm" fo:margin-top="0cm" fo:margin-bottom="0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8" style:family="table">
      <style:table-properties style:width="16.379cm" fo:margin-left="-0.191cm" fo:margin-top="0cm" fo:margin-bottom="0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52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016cm" fo:margin-left="0cm" fo:margin-right="0cm" fo:margin-top="0.9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Header">Documento de Requisitos</text:p>
      </style:header>
      <style:footer>
        <text:p text:style-name="Footer"/>
      </style:footer>
    </style:master-page>
    <style:master-page style:name="Converted2" style:page-layout-name="Mpm3">
      <style:header>
        <text:p text:style-name="Header"><text:span text:style-name="Page_20_Number">Documento de Requisitos</text:span></text:p>
      </style:header>
      <style:foot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Footer">Versão 1.0 </text:p>
            </table:table-cell>
            <table:table-cell table:style-name="Tabela1.A1" office:value-type="string">
              <text:p text:style-name="MP1">maio / 2019</text:p>
            </table:table-cell>
          </table:table-row>
        </table:table>
        <text:p text:style-name="Footer"/>
      </style:footer>
    </style:master-page>
    <style:master-page style:name="Converted3" style:page-layout-name="Mpm4">
      <style:header>
        <table:table table:name="Tabela2" table:style-name="Tabela2">
          <table:table-column table:style-name="Tabela2.A" table:number-columns-repeated="2"/>
          <table:table-row table:style-name="Tabela2.1">
            <table:table-cell table:style-name="Tabela2.A1" office:value-type="string">
              <text:p text:style-name="Header"><text:span text:style-name="Page_20_Number">Documento de Requisitos</text:span></text:p>
            </table:table-cell>
            <table:table-cell table:style-name="Tabela2.A1" office:value-type="string">
              <text:p text:style-name="MP2"><text:span text:style-name="Page_20_Number">Introdução – P</text:span><text:span text:style-name="Page_20_Number"><text:page-number text:select-page="current">1</text:page-number></text:span><text:span text:style-name="Page_20_Number"><text:span text:style-name="MT2"> / </text:span></text:span><text:span text:style-name="Page_20_Number"><text:page-number text:select-page="current">1</text:page-number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Footer">Versão 1.0 </text:p>
            </table:table-cell>
            <table:table-cell table:style-name="Tabela3.A1" office:value-type="string">
              <text:p text:style-name="MP1">maio / 2019</text:p>
            </table:table-cell>
          </table:table-row>
        </table:table>
        <text:p text:style-name="Footer"/>
      </style:footer>
    </style:master-page>
    <style:master-page style:name="Converted4" style:page-layout-name="Mpm4">
      <style:header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Header"><text:span text:style-name="Page_20_Number">Documento de Requisitos</text:span></text:p>
            </table:table-cell>
            <table:table-cell table:style-name="Tabela4.A1" office:value-type="string">
              <text:p text:style-name="MP2"><text:span text:style-name="Page_20_Number">Descrição geral do sistema – C1. P</text:span><text:span text:style-name="Page_20_Number"><text:page-number text:select-page="current">1</text:page-number></text:span><text:span text:style-name="Page_20_Number"><text:span text:style-name="MT2"> / </text:span></text:span><text:span text:style-name="Page_20_Number"><text:page-number text:select-page="current">1</text:page-number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Footer">Versão 1.0 </text:p>
            </table:table-cell>
            <table:table-cell table:style-name="Tabela5.A1" office:value-type="string">
              <text:p text:style-name="MP1">maio / 2019</text:p>
            </table:table-cell>
          </table:table-row>
        </table:table>
        <text:p text:style-name="Footer"/>
      </style:footer>
    </style:master-page>
    <style:master-page style:name="Converted5" style:page-layout-name="Mpm4">
      <style:header>
        <table:table table:name="Tabela12" table:style-name="Tabela12">
          <table:table-column table:style-name="Tabela12.A" table:number-columns-repeated="2"/>
          <table:table-row table:style-name="Tabela12.1">
            <table:table-cell table:style-name="Tabela12.A1" office:value-type="string">
              <text:p text:style-name="Header"><text:span text:style-name="Page_20_Number">Documento de Requisitos</text:span></text:p>
            </table:table-cell>
            <table:table-cell table:style-name="Tabela12.A1" office:value-type="string">
              <text:p text:style-name="MP2"><text:span text:style-name="Page_20_Number">Requisitos funcionais – C2. P</text:span><text:span text:style-name="Page_20_Number"><text:page-number text:select-page="current">1</text:page-number></text:span><text:span text:style-name="Page_20_Number"><text:span text:style-name="MT2"> / </text:span></text:span><text:span text:style-name="Page_20_Number"><text:page-number text:select-page="current">1</text:page-number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3" table:style-name="Tabela13">
          <table:table-column table:style-name="Tabela13.A"/>
          <table:table-column table:style-name="Tabela13.B"/>
          <table:table-row table:style-name="Tabela13.1">
            <table:table-cell table:style-name="Tabela13.A1" office:value-type="string">
              <text:p text:style-name="Footer">Versão 1.0 </text:p>
            </table:table-cell>
            <table:table-cell table:style-name="Tabela13.A1" office:value-type="string">
              <text:p text:style-name="MP1">maio / 2019</text:p>
            </table:table-cell>
          </table:table-row>
        </table:table>
        <text:p text:style-name="Footer"/>
      </style:footer>
    </style:master-page>
    <style:master-page style:name="Converted6" style:page-layout-name="Mpm4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não funcionais – C3. P</text:span><text:span text:style-name="Page_20_Number"><text:page-number text:select-page="current">0</text:page-number></text:span><text:span text:style-name="Page_20_Number"><text:span text:style-name="MT2"> / </text:span></text:span><text:span text:style-name="Page_20_Number"><text:page-number text:select-page="current">0</text:page-number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1.0 </text:p>
            </table:table-cell>
            <table:table-cell table:style-name="Tabela18.A1" office:value-type="string">
              <text:p text:style-name="MP1">maio / 2019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3:41:55.859000000</meta:creation-date>
    <dc:date>2019-05-01T14:19:59.504000000</dc:date>
    <meta:editing-duration>PT7M18S</meta:editing-duration>
    <meta:editing-cycles>2</meta:editing-cycles>
    <meta:generator>LibreOffice/6.2.2.2$Windows_X86_64 LibreOffice_project/2b840030fec2aae0fd2658d8d4f9548af4e3518d</meta:generator>
    <meta:document-statistic meta:table-count="15" meta:image-count="0" meta:object-count="2" meta:page-count="9" meta:paragraph-count="119" meta:word-count="593" meta:character-count="3775" meta:non-whitespace-character-count="3299"/>
  </office:meta>
</office:document-meta>
</file>